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0611" officeooo:paragraph-rsid="0011061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0611" officeooo:paragraph-rsid="0011061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d950" officeooo:paragraph-rsid="0014d950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14d83" officeooo:paragraph-rsid="00114d8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13398f" officeooo:paragraph-rsid="0013398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398f" officeooo:paragraph-rsid="0013398f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14d83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1625f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14d83" officeooo:paragraph-rsid="00114d8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398f" officeooo:paragraph-rsid="0013398f"/>
    </style:style>
    <style:style style:name="P11" style:family="paragraph" style:parent-style-name="Standard">
      <style:paragraph-properties fo:text-align="start" style:justify-single-word="false"/>
      <style:text-properties officeooo:rsid="0013398f" officeooo:paragraph-rsid="0013398f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398f" officeooo:paragraph-rsid="0013398f" style:font-size-asian="12.25pt" style:font-weight-asian="bold" style:font-size-complex="14pt" style:font-weight-complex="bold"/>
    </style:style>
    <style:style style:name="T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fo:font-weight="normal" officeooo:rsid="00114d83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fo:font-weight="normal" officeooo:rsid="001625f3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25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Callstacks</text:p>
      <text:p text:style-name="P2"/>
      <text:p text:style-name="P2">Callstacks</text:p>
      <text:list xml:id="list1047557459" text:style-name="L1">
        <text:list-item>
          <text:p text:style-name="P4">The call stack is a Last-In, First-Out (LIFO) data structure.</text:p>
          <text:list>
            <text:list-item>
              <text:p text:style-name="P4">In simple terms: </text:p>
              <text:list>
                <text:list-item>
                  <text:p text:style-name="P7"><text:span text:style-name="T2">When we step into a function, we put something onto the stack.</text:span></text:p>
                </text:list-item>
                <text:list-item>
                  <text:p text:style-name="P9"><text:span text:style-name="T1">When we return from a function, we pop off the top of the stack.</text:span></text:p>
                </text:list-item>
              </text:list>
            </text:list-item>
            <text:list-item>
              <text:p text:style-name="P10"><text:span text:style-name="T1">To describe the motion of a stack:</text:span></text:p>
              <text:list>
                <text:list-item>
                  <text:p text:style-name="P10"><text:span text:style-name="T1">Items are put onto the stack, when they are done executing, it gets popped off the top of the stack.</text:span></text:p>
                </text:list-item>
              </text:list>
            </text:list-item>
          </text:list>
        </text:list-item>
      </text:list>
      <text:p text:style-name="P11"><text:span text:style-name="T1"/></text:p>
      <text:p text:style-name="P12"><text:span text:style-name="T4">Stack Trace</text:span></text:p>
      <text:list xml:id="list3276456941" text:style-name="L2">
        <text:list-item>
          <text:p text:style-name="P5"><text:span text:style-name="T4">Stack trace is the logging of function entering and exiting the stack which is helpful for tracking errors and where/when it originates.</text:span></text:p>
        </text:list-item>
      </text:list>
      <text:p text:style-name="P6"><text:span text:style-name="T4"/></text:p>
      <text:p text:style-name="P3"><text:span text:style-name="T4">Stack Overflow</text:span></text:p>
      <text:list xml:id="list2984829963" text:style-name="L3">
        <text:list-item>
          <text:p text:style-name="P8"><text:span text:style-name="T3">Stack overflow is when items exceeds the maximum limit in the stack which will produce an RangeErro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2" meta:word-count="120" meta:character-count="639" meta:non-whitespace-character-count="538"/>
  </office:meta>
</office:document-meta>
</file>